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language-asian="en" style:country-asian="GB"/>
    </style:style>
    <style:style style:name="P2" style:parent-style-name="Heading1" style:family="paragraph">
      <style:text-properties style:language-asian="en" style:country-asian="GB"/>
    </style:style>
    <style:style style:name="P3" style:parent-style-name="Heading1" style:family="paragraph">
      <style:text-properties style:language-asian="en" style:country-asian="GB"/>
    </style:style>
    <style:style style:name="P4" style:parent-style-name="Heading1" style:family="paragraph">
      <style:text-properties style:language-asian="en" style:country-asian="GB"/>
    </style:style>
    <style:style style:name="P5" style:parent-style-name="Normal" style:family="paragraph">
      <style:text-properties style:language-asian="en" style:country-asian="GB"/>
    </style:style>
    <style:style style:name="P6" style:parent-style-name="ListParagraph" style:family="paragraph">
      <style:text-properties style:language-asian="en" style:country-asian="GB"/>
    </style:style>
    <style:style style:name="P7" style:parent-style-name="ListParagraph" style:family="paragraph">
      <style:text-properties style:language-asian="en" style:country-asian="GB"/>
    </style:style>
    <style:style style:name="P8" style:parent-style-name="ListParagraph" style:family="paragraph">
      <style:text-properties style:language-asian="en" style:country-asian="GB"/>
    </style:style>
    <style:style style:name="T9" style:parent-style-name="DefaultParagraphFont" style:family="text">
      <style:text-properties style:font-name="Times New Roman" fo:font-size="12pt" style:font-size-asian="12pt" style:font-size-complex="12pt"/>
    </style:style>
    <style:style style:name="P10" style:parent-style-name="ListParagraph" style:family="paragraph">
      <style:text-properties style:language-asian="en" style:country-asian="GB"/>
    </style:style>
    <style:style style:name="P11" style:parent-style-name="ListParagraph" style:family="paragraph"/>
    <style:style style:name="P12" style:parent-style-name="ListParagraph" style:family="paragraph">
      <style:text-properties style:font-name="Times New Roman" fo:font-size="12pt" style:font-size-asian="12pt" style:font-size-complex="12pt" style:language-asian="en" style:country-asian="GB"/>
    </style:style>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paragraph-properties fo:margin-left="0.75in">
        <style:tab-stops/>
      </style:paragraph-properties>
    </style:style>
    <style:style style:name="P19" style:parent-style-name="ListParagraph" style:family="paragraph">
      <style:paragraph-properties fo:margin-left="0.75in">
        <style:tab-stops/>
      </style:paragraph-properties>
    </style:style>
    <style:style style:name="P20" style:parent-style-name="ListParagraph" style:family="paragraph"/>
    <style:style style:name="P21" style:parent-style-name="ListParagraph" style:family="paragraph">
      <style:paragraph-properties fo:margin-left="0.75in">
        <style:tab-stops/>
      </style:paragraph-properties>
    </style:style>
    <style:style style:name="P22" style:parent-style-name="ListParagraph" style:family="paragraph"/>
    <style:style style:name="P23" style:parent-style-name="ListParagraph" style:family="paragraph">
      <style:paragraph-properties fo:margin-left="0.75in">
        <style:tab-stops/>
      </style:paragraph-properties>
    </style:style>
    <style:style style:name="P24" style:parent-style-name="ListParagraph" style:family="paragraph"/>
    <style:style style:name="P25" style:parent-style-name="ListParagraph" style:family="paragraph">
      <style:paragraph-properties fo:margin-left="0.75in">
        <style:tab-stops/>
      </style:paragraph-properties>
    </style:style>
    <style:style style:name="P26" style:parent-style-name="ListParagraph" style:family="paragraph"/>
    <style:style style:name="T27" style:parent-style-name="DefaultParagraphFont" style:family="text">
      <style:text-properties style:font-name="Source Sans Pro" fo:color="#1A2C47" fo:letter-spacing="0.0013in" fo:background-color="#EAEFF4"/>
    </style:style>
    <style:style style:name="P28" style:parent-style-name="ListParagraph" style:family="paragraph">
      <style:paragraph-properties fo:margin-left="0.75in">
        <style:tab-stops/>
      </style:paragraph-properties>
    </style:style>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text-properties style:language-asian="en" style:country-asian="GB"/>
    </style:style>
    <style:style style:name="P42" style:parent-style-name="ListParagraph" style:family="paragraph">
      <style:paragraph-properties fo:margin-bottom="0in" style:line-height-at-least="0.1979in" fo:background-color="#252C33"/>
      <style:text-properties fo:hyphenate="true"/>
    </style:style>
    <style:style style:name="T43" style:parent-style-name="DefaultParagraphFont" style:family="text">
      <style:text-properties style:font-name="Consolas" style:font-name-asian="Times New Roman" fo:color="#228A96" fo:font-size="10.5pt" style:font-size-asian="10.5pt" style:font-size-complex="10.5pt" style:language-asian="en" style:country-asian="GB"/>
    </style:style>
    <style:style style:name="T44" style:parent-style-name="DefaultParagraphFont" style:family="text">
      <style:text-properties style:font-name="Consolas" style:font-name-asian="Times New Roman" fo:color="#AEB9C4" fo:font-size="10.5pt" style:font-size-asian="10.5pt" style:font-size-complex="10.5pt" style:language-asian="en" style:country-asian="GB"/>
    </style:style>
    <style:style style:name="T45" style:parent-style-name="DefaultParagraphFont" style:family="text">
      <style:text-properties style:font-name="Consolas" style:font-name-asian="Times New Roman" fo:color="#ADDBBC" fo:font-size="10.5pt" style:font-size-asian="10.5pt" style:font-size-complex="10.5pt" style:language-asian="en" style:country-asian="GB"/>
    </style:style>
    <style:style style:name="P46"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47"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48"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49"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0"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1"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2"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3"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4"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5" style:parent-style-name="ListParagraph"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56" style:parent-style-name="ListParagraph" style:family="paragraph">
      <style:text-properties style:language-asian="en" style:country-asian="GB"/>
    </style:style>
    <style:style style:name="P57" style:parent-style-name="Normal" style:family="paragraph">
      <style:paragraph-properties style:line-height-at-least="0.1979in" fo:background-color="#252C33"/>
      <style:text-properties fo:hyphenate="true"/>
    </style:style>
    <style:style style:name="T58" style:parent-style-name="DefaultParagraphFont" style:family="text">
      <style:text-properties style:language-asian="en" style:country-asian="GB"/>
    </style:style>
    <style:style style:name="T59" style:parent-style-name="DefaultParagraphFont" style:family="text">
      <style:text-properties style:font-name="Consolas" style:font-name-asian="Times New Roman" fo:font-size="10.5pt" style:font-size-asian="10.5pt" style:font-size-complex="10.5pt" style:language-asian="en" style:country-asian="GB"/>
    </style:style>
    <style:style style:name="P60"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1"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2"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3"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4"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5"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6"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7"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8"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69"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0"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1"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2"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3"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4"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5"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6" style:parent-style-name="Normal" style:family="paragraph">
      <style:paragraph-properties fo:margin-bottom="0in" style:line-height-at-least="0.1979in" fo:margin-left="0.5in" fo:background-color="#252C33">
        <style:tab-stops/>
      </style:paragraph-properties>
      <style:text-properties style:font-name="Consolas" style:font-name-asian="Times New Roman" fo:font-size="10.5pt" style:font-size-asian="10.5pt" style:font-size-complex="10.5pt" style:language-asian="en" style:country-asian="GB" fo:hyphenate="true"/>
    </style:style>
    <style:style style:name="P77" style:parent-style-name="ListParagraph" style:family="paragraph">
      <style:text-properties style:language-asian="en" style:country-asian="GB"/>
    </style:style>
    <style:style style:name="P78" style:parent-style-name="ListParagraph" style:family="paragraph">
      <style:text-properties style:language-asian="en" style:country-asian="GB"/>
    </style:style>
    <style:style style:name="P79" style:parent-style-name="ListParagraph" style:family="paragraph">
      <style:text-properties style:language-asian="en" style:country-asian="GB"/>
    </style:style>
    <style:style style:name="P8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8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6" style:parent-style-name="ListParagraph" style:family="paragraph">
      <style:text-properties style:language-asian="en" style:country-asian="GB"/>
    </style:style>
    <style:style style:name="P9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9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0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1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20" style:parent-style-name="ListParagraph" style:family="paragraph">
      <style:text-properties style:language-asian="en" style:country-asian="GB"/>
    </style:style>
    <style:style style:name="P121" style:parent-style-name="ListParagraph" style:family="paragraph">
      <style:text-properties style:language-asian="en" style:country-asian="GB"/>
    </style:style>
    <style:style style:name="P122" style:parent-style-name="Normal" style:family="paragraph">
      <style:paragraph-properties fo:margin-bottom="0in" style:line-height-at-least="0.1979in" fo:background-color="#252C33"/>
      <style:text-properties fo:hyphenate="true"/>
    </style:style>
    <style:style style:name="T123" style:parent-style-name="DefaultParagraphFont" style:family="text">
      <style:text-properties style:font-name="Consolas" style:font-name-asian="Times New Roman" fo:color="#228A96" fo:font-size="10.5pt" style:font-size-asian="10.5pt" style:font-size-complex="10.5pt" style:language-asian="en" style:country-asian="GB"/>
    </style:style>
    <style:style style:name="T124" style:parent-style-name="DefaultParagraphFont" style:family="text">
      <style:text-properties style:font-name="Consolas" style:font-name-asian="Times New Roman" fo:color="#AEB9C4" fo:font-size="10.5pt" style:font-size-asian="10.5pt" style:font-size-complex="10.5pt" style:language-asian="en" style:country-asian="GB"/>
    </style:style>
    <style:style style:name="T125" style:parent-style-name="DefaultParagraphFont" style:family="text">
      <style:text-properties style:font-name="Consolas" style:font-name-asian="Times New Roman" fo:color="#ADDBBC" fo:font-size="10.5pt" style:font-size-asian="10.5pt" style:font-size-complex="10.5pt" style:language-asian="en" style:country-asian="GB"/>
    </style:style>
    <style:style style:name="P126" style:parent-style-name="Normal" style:family="paragraph">
      <style:paragraph-properties fo:margin-bottom="0in" style:line-height-at-least="0.1979in" fo:background-color="#252C33"/>
      <style:text-properties fo:hyphenate="true"/>
    </style:style>
    <style:style style:name="T127" style:parent-style-name="DefaultParagraphFont" style:family="text">
      <style:text-properties style:font-name="Consolas" style:font-name-asian="Times New Roman" fo:color="#228A96" fo:font-size="10.5pt" style:font-size-asian="10.5pt" style:font-size-complex="10.5pt" style:language-asian="en" style:country-asian="GB"/>
    </style:style>
    <style:style style:name="T128" style:parent-style-name="DefaultParagraphFont" style:family="text">
      <style:text-properties style:font-name="Consolas" style:font-name-asian="Times New Roman" fo:color="#AEB9C4" fo:font-size="10.5pt" style:font-size-asian="10.5pt" style:font-size-complex="10.5pt" style:language-asian="en" style:country-asian="GB"/>
    </style:style>
    <style:style style:name="T129" style:parent-style-name="DefaultParagraphFont" style:family="text">
      <style:text-properties style:font-name="Consolas" style:font-name-asian="Times New Roman" fo:color="#ADDBBC" fo:font-size="10.5pt" style:font-size-asian="10.5pt" style:font-size-complex="10.5pt" style:language-asian="en" style:country-asian="GB"/>
    </style:style>
    <style:style style:name="P13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3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4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3"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4"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5"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6"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7"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8"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59"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60"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61"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62" style:parent-style-name="Normal" style:family="paragraph">
      <style:paragraph-properties fo:margin-bottom="0in" style:line-height-at-least="0.1979in" fo:background-color="#252C33"/>
      <style:text-properties style:font-name="Consolas" style:font-name-asian="Times New Roman" fo:font-size="10.5pt" style:font-size-asian="10.5pt" style:font-size-complex="10.5pt" style:language-asian="en" style:country-asian="GB" fo:hyphenate="true"/>
    </style:style>
    <style:style style:name="P163" style:parent-style-name="ListParagraph" style:family="paragraph">
      <style:text-properties style:language-asian="en" style:country-asian="GB"/>
    </style:style>
  </office:automatic-styles>
  <office:body>
    <office:text text:use-soft-page-breaks="true">
      <text:h text:style-name="P1" text:outline-level="1">Name: Omosebi Enoch Toluwani</text:h>
      <text:h text:style-name="P2" text:outline-level="1">COURSE: CSC 235</text:h>
      <text:h text:style-name="P3" text:outline-level="1">MATRIC NUMBER :222507</text:h>
      <text:h text:style-name="P4" text:outline-level="1">Github Repository link :<text:s/>https://github.com/Enochthedev/csc-235</text:h>
      <text:p text:style-name="P5"/>
      <text:list text:style-name="LFO1" text:continue-numbering="true">
        <text:list-item>
          <text:p text:style-name="P6">Write briefly on Unix operating system especially Linux flavor</text:p>
        </text:list-item>
      </text:list>
      <text:p text:style-name="ListParagraph">The purpose of the UNIX operating system is to support many Users and multitasking. It is also meant to be extremely flexible. The colorful users used the shell to execute and use Linux; with a single command, they could cancel, add, and produce new lines as well as recover system information. One of the earliest operating systems written in the c programming language, it was developed in the 1970s by Bell Labs employees Dennis Ritchie and Ken Thompson.<text:s/></text:p>
      <text:p text:style-name="ListParagraph"/>
      <text:p text:style-name="ListParagraph">LINUX and UNIX- like operating systems( the flavours)</text:p>
      <text:p text:style-name="ListParagraph"/>
      <text:p text:style-name="ListParagraph">The adjective "Unix- like" is frequently used to describe the diverse Unix variants. Since Bell Labs' original Unix System, which was developed in 1965, several computer operating systems known as Unix and Unix-like have developed. In general, it can refer to any operating system that has open-source software and offers free services and exhibits some UNIX-like traits. The most popular form of Linux is available in many different configurations. Other UNIX systems that are currently registered include Mac OS, Solaris, and AIX. A UNIX clone called Linux was built from scratch by Linus Torvalds and his collaborators. Although the terms LINUX and UNIX are sometimes used interchangeably, in the most basic sense, LINUX is quite similar to UNIX, which is why it is provided as a UNIX-style operating system.</text:p>
      <text:p text:style-name="P7"/>
      <text:list text:style-name="LFO1" text:continue-numbering="true">
        <text:list-item>
          <text:p text:style-name="P8">Write a short note on software functional requirements</text:p>
        </text:list-item>
      </text:list>
      <text:p text:style-name="ListParagraph">A software functional requirements ( SFR) is a description of the service that the software must offer. It describes a software system or its element. A function is nothing but inputs to the software system, its geste , and labours. It can be a computation, data manipulation, business process, stoner commerce, or any other specific functionality which defines what serve a system is likely to perform. Functional Conditions in Software Engineering are also called Functional Specification.<text:line-break/><text:line-break/>In software engineering and systems engineering, a Functional demand can range from the high- position abstract statement of the sender’s necessity to detailed fine functional demand specifications. Functional software conditions help you to capture the willed geste of the system<text:span text:style-name="T9">.</text:span></text:p>
      <text:p text:style-name="P10"/>
      <text:p text:style-name="Normal"/>
      <text:list text:style-name="LFO1" text:continue-numbering="true">
        <text:list-item>
          <text:p text:style-name="P11">Why is Unix often prefer at some points?</text:p>
        </text:list-item>
      </text:list>
      <text:soft-page-break/>
      <text:p text:style-name="ListParagraph">Developers usually use UNIX because it tends to be more secure than most operating systems. Another element influencing its apparent favour is that it allows multiprocessing, which makes multitasking easier.</text:p>
      <text:p text:style-name="P12"/>
      <text:list text:style-name="LFO1" text:continue-numbering="true">
        <text:list-item>
          <text:p text:style-name="P13">Why does UNIX being referred to as a Scientist OS?</text:p>
        </text:list-item>
      </text:list>
      <text:p text:style-name="ListParagraph">Because of its simplicity, ability to run on a wide range of platforms, multitasking and multiuser features, and unique file system, UNIX is known as a scientist operating system.</text:p>
      <text:p text:style-name="Normal"><text:s/></text:p>
      <text:list text:style-name="LFO1" text:continue-numbering="true">
        <text:list-item>
          <text:p text:style-name="P14">What type of programming language is C?</text:p>
        </text:list-item>
      </text:list>
      <text:p text:style-name="ListParagraph">C is a high level language and a structured, procedural programming language.</text:p>
      <text:p text:style-name="ListParagraph"/>
      <text:list text:style-name="LFO1" text:continue-numbering="true">
        <text:list-item>
          <text:p text:style-name="P15">Give the detailed structure of a complete C programming language</text:p>
        </text:list-item>
      </text:list>
      <text:p text:style-name="ListParagraph">Documentation, Link, Definition, Global Declaration, Main() Function, and Subprograms are the six sections of a C program. While the main section is required, the rest of the C program's structure is optional.</text:p>
      <text:p text:style-name="ListParagraph">It makes the program easier to read, modify, and document, as well as keeping the format consistent.</text:p>
      <text:list text:style-name="LFO2" text:continue-numbering="true">
        <text:list-item>
          <text:p text:style-name="P16">Documentation includes a description of the program, the name of the programmer, and the date it was created. These are usually in the form of comments.</text:p>
        </text:list-item>
        <text:list-item>
          <text:p text:style-name="P17">Link</text:p>
        </text:list-item>
      </text:list>
      <text:p text:style-name="P18">This section contains all header files as well as various functions from the libraries. Before compilation, a copy of these header files is inserted into your code.</text:p>
      <text:p text:style-name="P19"/>
      <text:list text:style-name="LFO2" text:continue-numbering="true">
        <text:list-item>
          <text:p text:style-name="P20">Definition Contains a pre-processor directive containing symbolic constants. For example, #define enables us to use constants in our code. It replaces all constants in the code with its value.</text:p>
        </text:list-item>
      </text:list>
      <text:p text:style-name="P21"/>
      <text:list text:style-name="LFO2" text:continue-numbering="true">
        <text:list-item>
          <text:p text:style-name="P22">Global declarations include global variable declarations, function declarations, static global variables, and functions.</text:p>
        </text:list-item>
      </text:list>
      <text:p text:style-name="ListParagraph"/>
      <text:p text:style-name="P23"/>
      <text:list text:style-name="LFO2" text:continue-numbering="true">
        <text:list-item>
          <text:p text:style-name="P24">Function Main()</text:p>
        </text:list-item>
      </text:list>
      <text:p text:style-name="P25">The execution of any C program begins with the main() function. A main() function must be included in every C program.</text:p>
      <text:p text:style-name="ListParagraph"/>
      <text:list text:style-name="LFO2" text:continue-numbering="true">
        <text:list-item>
          <text:p text:style-name="P26">Subprograms contain all user-defined functions (functions the user provides). They can include built-in functions as well as function definitions declared in the Global Declaration section. These are called in the main()<text:span text:style-name="T27">.</text:span></text:p>
        </text:list-item>
      </text:list>
      <text:p text:style-name="P28"/>
      <text:list text:style-name="LFO1" text:continue-numbering="true">
        <text:list-item>
          <text:p text:style-name="P29">How can I create a C programming file on the OS</text:p>
        </text:list-item>
      </text:list>
      <text:p text:style-name="ListParagraph"/>
      <text:list text:style-name="LFO2" text:continue-numbering="true">
        <text:list-item>
          <text:p text:style-name="P30">On windows</text:p>
        </text:list-item>
      </text:list>
      <text:list text:style-name="LFO3" text:continue-numbering="true">
        <text:list-item>
          <text:p text:style-name="P31">Navigate to the power shell</text:p>
        </text:list-item>
        <text:list-item>
          <text:p text:style-name="P32">Navigate to the home directory by typing cd <text:s/>..</text:p>
        </text:list-item>
        <text:list-item>
          <text:p text:style-name="P33">When in the home directory , to create an empty C file type touch “Your C file name”<text:s/></text:p>
        </text:list-item>
        <text:list-item>
          <text:p text:style-name="P34">Or to code and create the file on the terminal type vi “Your C file Name <text:s/>” this will take you to the vim editor , there you can write your code and save it</text:p>
        </text:list-item>
      </text:list>
      <text:list text:style-name="LFO2" text:continue-numbering="true">
        <text:list-item>
          <text:p text:style-name="P35">On Linux</text:p>
        </text:list-item>
      </text:list>
      <text:list text:style-name="LFO3" text:continue-numbering="true">
        <text:list-item>
          <text:p text:style-name="P36">Navigate to the terminal</text:p>
        </text:list-item>
        <text:list-item>
          <text:p text:style-name="P37">Navigate to the home directory by typing cd <text:s/>..</text:p>
        </text:list-item>
        <text:list-item>
          <text:p text:style-name="P38">When in the home directory , to create an empty C file type touch “Your C file name”<text:s/></text:p>
        </text:list-item>
        <text:list-item>
          <text:p text:style-name="P39">Or to code and create the file on the terminal type vi “Your C file Name <text:s/>” this will take you to the vim editor , there you can write your code and save it</text:p>
        </text:list-item>
        <text:list-item>
          <text:p text:style-name="P40"><text:line-break/></text:p>
        </text:list-item>
      </text:list>
      <text:list text:style-name="LFO1" text:continue-numbering="true">
        <text:list-item>
          <text:p text:style-name="P41">Write a program in C to say Hello World to your lecturer</text:p>
        </text:list-item>
      </text:list>
      <text:p text:style-name="P42"><text:span text:style-name="T43"># include</text:span><text:span text:style-name="T44"><text:s/></text:span><text:span text:style-name="T45">&lt;stdio.h&gt;</text:span></text:p>
      <text:p text:style-name="P46">/*Matric Number: 222507</text:p>
      <text:p text:style-name="P47">* Name: Omosebi Enoch</text:p>
      <text:p text:style-name="P48">* Program: C Program to print Hello World</text:p>
      <text:p text:style-name="P49">* level: 200</text:p>
      <text:p text:style-name="P50">*/</text:p>
      <text:p text:style-name="P51">int main()</text:p>
      <text:p text:style-name="P52">{</text:p>
      <text:p text:style-name="P53">    printf("Hello World!");</text:p>
      <text:p text:style-name="P54">    return 0;</text:p>
      <text:p text:style-name="P55">}</text:p>
      <text:p text:style-name="P56"><text:line-break/>9.<text:tab/>Write a C program to accept the names of 10 students</text:p>
      <text:p text:style-name="P57"><text:span text:style-name="T58"><text:s text:c="13"/></text:span><text:span text:style-name="T59">#include &lt;stdio.h&gt;</text:span></text:p>
      <text:p text:style-name="P60">/*Matric Number: 222507</text:p>
      <text:p text:style-name="P61">* Name: Omosebi Enoch</text:p>
      <text:p text:style-name="P62">* Program: code to collect names of 10 students</text:p>
      <text:p text:style-name="P63">* level: 200</text:p>
      <text:p text:style-name="P64">*/</text:p>
      <text:p text:style-name="P65">int main()</text:p>
      <text:p text:style-name="P66">{</text:p>
      <text:p text:style-name="P67">    char name[10][20];</text:p>
      <text:p text:style-name="P68">    int i;</text:p>
      <text:p text:style-name="P69">    for (i = 0; i &lt; 10; i++)</text:p>
      <text:p text:style-name="P70">    {</text:p>
      <text:p text:style-name="P71">        printf("Enter name of student %d: ", i + 1);</text:p>
      <text:p text:style-name="P72">        scanf("%s", name[i]);</text:p>
      <text:p text:style-name="P73">    }</text:p>
      <text:p text:style-name="P74">    printf(name[0]);</text:p>
      <text:p text:style-name="P75">    return 0;</text:p>
      <text:p text:style-name="P76">}</text:p>
      <text:p text:style-name="P77"/>
      <text:p text:style-name="P78"/>
      <text:p text:style-name="P79"><text:line-break/>10.<text:tab/>Write a C program to count 1-N</text:p>
      <text:soft-page-break/>
      <text:p text:style-name="P80">#include &lt;stdio.h&gt;</text:p>
      <text:p text:style-name="P81">/*Matric Number: 222507</text:p>
      <text:p text:style-name="P82">* Name: Omosebi Enoch</text:p>
      <text:p text:style-name="P83">* Program:Write a C program to count 1-N</text:p>
      <text:p text:style-name="P84">* level: 200</text:p>
      <text:p text:style-name="P85">*/</text:p>
      <text:p text:style-name="P86">int main()</text:p>
      <text:p text:style-name="P87">{</text:p>
      <text:p text:style-name="P88">    int i, n;</text:p>
      <text:p text:style-name="P89">    printf("Enter a number: ");</text:p>
      <text:p text:style-name="P90">    scanf("%d", &amp;n);</text:p>
      <text:p text:style-name="P91">    for (i = 1; i &lt;= n; i++)</text:p>
      <text:p text:style-name="P92">    {</text:p>
      <text:p text:style-name="P93">        printf("%d ", i);</text:p>
      <text:p text:style-name="P94">    }</text:p>
      <text:p text:style-name="P95">    return 0;</text:p>
      <text:p text:style-name="P96"><text:line-break/>11.<text:tab/>Write a C programming language that reverses a sentence</text:p>
      <text:p text:style-name="P97">#include &lt;stdio.h&gt;</text:p>
      <text:p text:style-name="P98">#include &lt;string.h&gt;</text:p>
      <text:p text:style-name="P99">/*Matric Number: 222507</text:p>
      <text:p text:style-name="P100">* Name: Omosebi Enoch</text:p>
      <text:p text:style-name="P101">* Program: C program to reverse a sentence</text:p>
      <text:p text:style-name="P102">* level: 200</text:p>
      <text:p text:style-name="P103">*/</text:p>
      <text:p text:style-name="P104">int main()</text:p>
      <text:p text:style-name="P105">{</text:p>
      <text:p text:style-name="P106">    char str[100];</text:p>
      <text:p text:style-name="P107">    int i, j, len, temp;</text:p>
      <text:p text:style-name="P108">    printf("Enter a string: ");</text:p>
      <text:p text:style-name="P109">    gets(str);</text:p>
      <text:p text:style-name="P110">    len = strlen(str);</text:p>
      <text:p text:style-name="P111">    for (i = 0, j = len - 1; i &lt; j; i++, j--)</text:p>
      <text:p text:style-name="P112">    {</text:p>
      <text:p text:style-name="P113">        temp = str[i];</text:p>
      <text:p text:style-name="P114">        str[i] = str[j];</text:p>
      <text:p text:style-name="P115">        str[j] = temp;</text:p>
      <text:p text:style-name="P116">    }</text:p>
      <text:p text:style-name="P117">    printf("Reverse string is: %s", str);</text:p>
      <text:p text:style-name="P118">    return 0;</text:p>
      <text:p text:style-name="P119">}</text:p>
      <text:p text:style-name="P120"><text:line-break/>12.<text:tab/>Write a program in C to solve a simple quadratic equation (x2+y+c=0). Your program you allow the use of any number as the coefficient of any of the variable.</text:p>
      <text:p text:style-name="P121"/>
      <text:p text:style-name="P122"><text:span text:style-name="T123">#include</text:span><text:span text:style-name="T124"><text:s/></text:span><text:span text:style-name="T125">&lt;stdio.h&gt;</text:span></text:p>
      <text:p text:style-name="P126"><text:span text:style-name="T127">#include</text:span><text:span text:style-name="T128"><text:s/></text:span><text:span text:style-name="T129">&lt;math.h&gt;</text:span></text:p>
      <text:soft-page-break/>
      <text:p text:style-name="P130">/*Matric Number: 222507</text:p>
      <text:p text:style-name="P131">* Name: Omosebi Enoch</text:p>
      <text:p text:style-name="P132">* Program: C program to find the roots of a quadratic equation</text:p>
      <text:p text:style-name="P133">* level: 200</text:p>
      <text:p text:style-name="P134">*/</text:p>
      <text:p text:style-name="P135">int main()</text:p>
      <text:p text:style-name="P136">{</text:p>
      <text:p text:style-name="P137">    float a, b, c, discriminant, root1, root2, realPart, imaginaryPart;</text:p>
      <text:p text:style-name="P138">    printf("Enter coefficients a, b and c: ");</text:p>
      <text:p text:style-name="P139">    scanf("%f %f %f", &amp;a, &amp;b, &amp;c);</text:p>
      <text:p text:style-name="P140">    discriminant = b * b - 4 * a * c;</text:p>
      <text:p text:style-name="P141">    // condition for real and different roots</text:p>
      <text:p text:style-name="P142">    if (discriminant &gt; 0)</text:p>
      <text:p text:style-name="P143">    {</text:p>
      <text:p text:style-name="P144">        root1 = (-b + sqrt(discriminant)) / (2 * a);</text:p>
      <text:p text:style-name="P145">        root2 = (-b - sqrt(discriminant)) / (2 * a);</text:p>
      <text:p text:style-name="P146">        printf("root1 = %.2f and root2 = %.2f", root1, root2);</text:p>
      <text:p text:style-name="P147">    }</text:p>
      <text:p text:style-name="P148">    // condition for real and equal roots</text:p>
      <text:p text:style-name="P149">    else if (discriminant == 0)</text:p>
      <text:p text:style-name="P150">    {</text:p>
      <text:p text:style-name="P151">        root1 = root2 = -b / (2 * a);</text:p>
      <text:p text:style-name="P152">        printf("root1 = root2 = %.2f;", root1);</text:p>
      <text:p text:style-name="P153">    }</text:p>
      <text:p text:style-name="P154">    // if roots are not real</text:p>
      <text:p text:style-name="P155">    else</text:p>
      <text:p text:style-name="P156">    {</text:p>
      <text:p text:style-name="P157">        realPart = -b / (2 * a);</text:p>
      <text:p text:style-name="P158">        imaginaryPart = sqrt(-discriminant) / (2 * a);</text:p>
      <text:p text:style-name="P159">        printf("root1 = %.2f+%.2fi and root2 = %.2f-%.2fi", realPart, imaginaryPart, realPart, imaginaryPart);</text:p>
      <text:p text:style-name="P160">    }</text:p>
      <text:p text:style-name="P161">    return 0;</text:p>
      <text:p text:style-name="P162">}</text:p>
      <text:p text:style-name="P16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multi_syn" style:display-name="multi_syn" style:family="text" style:parent-style-name="DefaultParagraphFont"/>
    <style:style style:name="single_syn" style:display-name="single_sy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och tolu</meta:initial-creator>
    <dc:creator>enoch tolu</dc:creator>
    <meta:creation-date>2022-10-30T18:27:00Z</meta:creation-date>
    <dc:date>2022-11-03T07:24:00Z</dc:date>
    <meta:template xlink:href="Normal" xlink:type="simple"/>
    <meta:editing-cycles>4</meta:editing-cycles>
    <meta:editing-duration>PT239640S</meta:editing-duration>
    <meta:document-statistic meta:page-count="5" meta:paragraph-count="15" meta:word-count="1156" meta:character-count="7732" meta:row-count="54" meta:non-whitespace-character-count="6591"/>
  </office:meta>
</office:document-meta>
</file>